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Heading_20_3" style:list-style-name="L1">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bold" style:font-size-asian="10.5pt" style:font-size-complex="10.5pt"/>
    </style:style>
    <style:style style:name="P5" style:family="paragraph" style:parent-style-name="Heading_20_3">
      <style:paragraph-properties fo:margin-left="0in" fo:margin-right="0in" fo:margin-top="0in" fo:margin-bottom="0in" fo:line-height="100%" fo:orphans="2" fo:widows="2" fo:text-indent="0in" style:auto-text-indent="false"/>
    </style:style>
    <style:style style:name="P6" style:family="paragraph" style:parent-style-name="Heading_20_3" style:list-style-name="L1">
      <style:paragraph-properties fo:margin-left="0in" fo:margin-right="0in" fo:margin-top="0in" fo:margin-bottom="0in" fo:line-height="100%" fo:orphans="2" fo:widows="2" fo:text-indent="0in" style:auto-text-indent="false"/>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Text_20_body" style:list-style-name="L1">
      <style:paragraph-properties fo:margin-left="0in" fo:margin-right="0in" fo:margin-top="0in" fo:margin-bottom="0in" fo:line-height="100%" fo:orphans="2" fo:widows="2" fo:text-indent="0in" style:auto-text-indent="false"/>
    </style:style>
    <style:style style:name="P12" style:family="paragraph" style:parent-style-name="Text_20_body" style:list-style-name="L1">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13" style:family="paragraph" style:parent-style-name="Text_20_body" style:list-style-name="L1">
      <style:paragraph-properties fo:margin-left="0in" fo:margin-right="0in" fo:margin-top="0in" fo:margin-bottom="0in" fo:line-height="100%" fo:orphans="2" fo:widows="2" fo:text-indent="0in" style:auto-text-indent="false" fo:padding="0in" fo:border="none"/>
    </style:style>
    <style:style style:name="P14" style:family="paragraph" style:parent-style-name="Text_20_body" style:list-style-name="L1">
      <style:paragraph-properties fo:margin-left="0in" fo:margin-right="0in" fo:margin-top="0in" fo:margin-bottom="0in" fo:line-height="100%" fo:orphans="2" fo:widows="2" fo:text-indent="0in" style:auto-text-indent="false" fo:padding="0in" fo:border="none"/>
      <style:text-properties style:font-name="Georgia"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fo:font-variant="normal" fo:text-transform="none" fo:color="#000000" style:font-name="Georgia" fo:font-size="10.5pt" fo:letter-spacing="normal" fo:font-style="normal" fo:font-weight="normal" style:font-size-asian="10.5pt" style:font-size-complex="10.5pt"/>
    </style:style>
    <style:style style:name="T5" style:family="text">
      <style:text-properties fo:font-variant="normal" fo:text-transform="none" fo:color="#000000" style:font-name="Georgia" fo:font-size="10.5pt" fo:letter-spacing="normal" fo:font-style="normal" fo:font-weight="bold" style:font-size-asian="10.5pt" style:font-size-complex="10.5pt"/>
    </style:style>
    <style:style style:name="T6"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7" style:family="text">
      <style:text-properties fo:font-variant="normal" fo:text-transform="none" fo:color="#000000"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8" style:family="text">
      <style:text-properties fo:font-variant="normal" fo:text-transform="none" fo:color="#000000" style:font-name="Georgia" fo:font-size="10.5pt" fo:letter-spacing="normal" fo:font-style="italic" fo:font-weight="normal" style:font-size-asian="10.5pt" style:font-size-complex="10.5pt"/>
    </style:style>
    <style:style style:name="T9" style:family="text">
      <style:text-properties fo:font-variant="normal" fo:text-transform="none" fo:color="#000000" style:font-name="Georgia" fo:font-size="10.5pt" fo:letter-spacing="normal" fo:font-style="italic" fo:font-weight="normal" style:font-size-asian="10.5pt" style:font-style-asian="italic" style:font-size-complex="10.5pt" style:font-style-complex="italic"/>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style>
    <style:style style:name="T12" style:family="text">
      <style:text-properties fo:font-variant="normal" fo:text-transform="none" fo:color="#000000" fo:letter-spacing="normal" fo:font-style="italic" fo:font-weight="normal" style:font-style-asian="italic" style:font-style-complex="italic"/>
    </style:style>
    <style:style style:name="T13" style:family="text">
      <style:text-properties fo:font-variant="normal" fo:text-transform="none" fo:color="#545454"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4" style:family="text">
      <style:text-properties fo:font-variant="normal" fo:text-transform="none" fo:color="#222222" style:font-name="Georgia" fo:font-size="10.5pt" fo:letter-spacing="normal" fo:font-style="normal" fo:font-weight="normal" style:font-size-asian="10.5pt" style:font-weight-asian="normal" style:font-size-complex="10.5pt" style:font-weight-complex="normal"/>
    </style:style>
    <style:style style:name="T15"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6" style:family="text">
      <style:text-properties style:font-name="Georgia" fo:font-size="10.5pt" fo:font-weight="bold" style:font-size-asian="10.5pt" style:font-weight-asian="bold" style:font-name-complex="Times New Roman1" style:font-size-complex="10.5pt"/>
    </style:style>
    <style:style style:name="T17" style:family="text">
      <style:text-properties style:font-name="Georgia" fo:font-size="10.5pt" style:font-size-asian="10.5pt" style:font-name-complex="Times New Roman1" style:font-size-complex="10.5pt"/>
    </style:style>
    <style:style style:name="T18"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9"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20"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1"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2" style:family="text">
      <style:text-properties fo:color="#000000" style:font-name="Georgia" fo:font-size="10.5pt" fo:language="none" fo:country="none" fo:font-style="italic" style:text-underline-style="solid" style:text-underline-width="auto" style:text-underline-color="font-color"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3" style:family="text">
      <style:text-properties fo:color="#000000" style:font-name="Georgia" fo:font-size="10.5pt" fo:language="en" fo:country="US"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4" style:family="text">
      <style:text-properties style:font-name="Georgia" fo:font-size="10.5pt" fo:font-weight="normal" style:font-size-asian="10.5pt" style:font-weight-asian="normal" style:font-size-complex="10.5pt" style:font-weight-complex="normal"/>
    </style:style>
    <style:style style:name="T25" style:family="text">
      <style:text-properties style:text-underline-style="solid" style:text-underline-width="auto" style:text-underline-color="font-color"/>
    </style:style>
    <style:style style:name="T26"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ree More Things About God</text:p>
      <text:p text:style-name="P1"/>
      <text:p text:style-name="P2"><text:span text:style-name="T1">Read:</text:span><text:span text:style-name="T3"> Job 26:7-14, Jeremiah 10:12-13</text:span></text:p>
      <text:p text:style-name="P3"/>
      <text:p text:style-name="P10"><text:span text:style-name="T16">Text:</text:span><text:span text:style-name="T17"> II Samuel</text:span><text:span text:style-name="T20"> 22:31-33 “</text:span><text:span text:style-name="T21">As for</text:span><text:span text:style-name="T20"> God, his way </text:span><text:span text:style-name="T21">is</text:span><text:span text:style-name="T20"> perfect; the word of the LORD </text:span><text:span text:style-name="T21">is</text:span><text:span text:style-name="T20"> tried: he </text:span><text:span text:style-name="T21">is</text:span><text:span text:style-name="T20"> a buckler to all them that trust in him. For who </text:span><text:span text:style-name="T21">is</text:span><text:span text:style-name="T20"> God, save the LORD? and who </text:span><text:span text:style-name="T21">is</text:span><text:span text:style-name="T20"> a rock, save our God? God </text:span><text:span text:style-name="T21">is</text:span><text:span text:style-name="T20"> my strength </text:span><text:span text:style-name="T21">and</text:span><text:span text:style-name="T20"> power: and he maketh my way perfect.”</text:span></text:p>
      <text:p text:style-name="P9"/>
      <text:h text:style-name="P8" text:outline-level="3"><text:span text:style-name="T1">Introduction:</text:span><text:span text:style-name="T3"> I trust that we will never tire of hearing about how great our God is. I wanted to expand on recent messages about this subject today. </text:span></text:h>
      <text:h text:style-name="P5" text:outline-level="3"><text:span text:style-name="T5">I. God is sovereign… </text:span><text:span text:style-name="T14">a supreme ruler (monarch). </text:span><text:span text:style-name="T24"><text:s/>P</text:span><text:span text:style-name="T14">ossessing supreme or ultimate power.</text:span><text:span text:style-name="T24"> </text:span><text:span text:style-name="T4"><text:line-break/></text:span><text:span text:style-name="Emphasis"><text:span text:style-name="T4">“</text:span></text:span><text:span text:style-name="Emphasis"><text:span text:style-name="T6">And all the inhabitants of the earth </text:span></text:span><text:span text:style-name="Emphasis"><text:span text:style-name="T13">are</text:span></text:span><text:span text:style-name="Emphasis"><text:span text:style-name="T6"> reputed as nothing: and he doeth according to his will in the army of heaven, and </text:span></text:span><text:span text:style-name="Emphasis"><text:span text:style-name="T13">among</text:span></text:span><text:span text:style-name="Emphasis"><text:span text:style-name="T6"> the inhabitants of the earth: and none can stay his hand, or say unto him, What doest thou?</text:span></text:span><text:span text:style-name="Emphasis"><text:span text:style-name="T8">” (Daniel 4:35)</text:span></text:span></text:h>
      <text:list xml:id="list3096802134736908255" text:style-name="L1">
        <text:list-item>
          <text:p text:style-name="P12">He controls time and seasons (Daniel 2:21)</text:p>
        </text:list-item>
        <text:list-item>
          <text:p text:style-name="P12">He delivers people from impossible situations (<text:span text:style-name="T25">Egypt</text:span>) (Exodus 12-13 )</text:p>
        </text:list-item>
        <text:list-item>
          <text:p text:style-name="P12">He has dominion over the affairs of people (Job 12:13-25) <text:span text:style-name="T25">He changes minds, hearts and/or situations.</text:span></text:p>
        </text:list-item>
        <text:list-item>
          <text:p text:style-name="P12">He controls nature for His purposes (Job 37:2-13) <text:span text:style-name="T25">He can still a storm for one boat or cause a world wide flood <text:s/>and save only one boat</text:span>.</text:p>
        </text:list-item>
        <text:list-item>
          <text:p text:style-name="P12">He chose His people before He made the world (Ephesians 1:4)</text:p>
        </text:list-item>
        <text:list-item>
          <text:p text:style-name="P12">He raises and removes rulers (Daniel 2:21). If God was not in control we would already be the socialist country so craved by the democrat party.</text:p>
        </text:list-item>
        <text:list-item>
          <text:p text:style-name="P12">He is the only Sovereign (1 Timothy 7; 6:15). No other God!!!</text:p>
        </text:list-item>
        <text:list-item>
          <text:p text:style-name="P12">He can reduce human rulers to nothing (Isaiah 40:21-26). <text:span text:style-name="T25">Nebuchadnezzar</text:span>. </text:p>
        </text:list-item>
        <text:list-item>
          <text:p text:style-name="P12">He has a plan for you and will carry it out (Ephesians 1:5, 11)</text:p>
          <text:p text:style-name="P12"><text:s text:c="2"/>Because God is sovereign I will joyfully submit to His will. He is the supreme ruler with all the power in the universe at His disposal. I want to submit to Him.</text:p>
          <text:h text:style-name="P4" text:outline-level="3">II. God is holy…</text:h>
          <text:p text:style-name="P11"><text:span text:style-name="Emphasis"><text:span text:style-name="T4">“</text:span></text:span><text:span text:style-name="Emphasis"><text:span text:style-name="T6">As obedient children, not fashioning yourselves according to the former lusts in your ignorance:</text:span></text:span><text:span text:style-name="T15"> But as he which hath called you is holy, so be ye holy in all manner of conversation; Because it is written, Be ye holy; for I am holy.</text:span><text:span text:style-name="Emphasis"><text:span text:style-name="T8">” (1 Peter 1:14-16)</text:span></text:span></text:p>
        </text:list-item>
        <text:list-item>
          <text:p text:style-name="P12">He guards His holy reputation (Ezekiel 36:21-23)</text:p>
        </text:list-item>
        <text:list-item>
          <text:p text:style-name="P12">His holiness demands exclusive worship (Joshua 24:19)</text:p>
        </text:list-item>
        <text:list-item>
          <text:p text:style-name="P12">He disciplines believers to impart His holiness to them (Hebrews 12:10)</text:p>
        </text:list-item>
        <text:list-item>
          <text:p text:style-name="P12">His holiness is unique (Exodus 15:11)</text:p>
        </text:list-item>
        <text:list-item>
          <text:p text:style-name="P13"><text:span text:style-name="T4">His holiness is the standard for believers’ behavior (Leviticus 19:2; 1 Peter 1:15-16). </text:span><text:span text:style-name="T9">In Exodus</text:span><text:span text:style-name="T21"> 34 we read how after 40 days in the presence of God Moses came down from Mount </text:span><text:span text:style-name="T23">Sinai with a face that glowed so much with God's presence that the people made him wear a veil when talking to them.</text:span><text:span text:style-name="T21"> </text:span><text:span text:style-name="T22">The holiness of God will make you shine</text:span><text:span text:style-name="T21">.</text:span></text:p>
        </text:list-item>
        <text:list-item>
          <text:p text:style-name="P14"><text:span text:style-name="T10">His Holy presence rejects impurity (Isaiah 6:3-5). </text:span><text:span text:style-name="T12">When carnal Uzzia touched the ark of God it cost him his life</text:span><text:span text:style-name="T10">. </text:span><text:span text:style-name="T26">Ananias &amp; Sapphira</text:span><text:span text:style-name="T11"> lied to God (an insult to His holiness) and were slain.</text:span></text:p>
        </text:list-item>
        <text:list-item>
          <text:p text:style-name="P12">No one else is holy like He is (1 Samuel 2:2).</text:p>
        </text:list-item>
        <text:list-item>
          <text:p text:style-name="P12">The most holy One deserves constant honor (Revelation 4:8).</text:p>
          <text:p text:style-name="P12"><text:s text:c="2"/>Because God is Holy I will devote myself to Him in purity, worship, and service.</text:p>
          <text:h text:style-name="P6" text:outline-level="3"><text:span text:style-name="T5">III. God is absolute truth…</text:span><text:span text:style-name="T4"><text:line-break/></text:span><text:span text:style-name="Emphasis"><text:span text:style-name="T4">“</text:span></text:span><text:span text:style-name="Emphasis"><text:span text:style-name="T6"> Then said Jesus to those Jews which believed on him, If ye continue in my word, </text:span></text:span><text:span text:style-name="Emphasis"><text:span text:style-name="T7">then</text:span></text:span><text:span text:style-name="Emphasis"><text:span text:style-name="T6"> are ye my disciples indeed;</text:span></text:span><text:span text:style-name="T18"> </text:span><text:span text:style-name="T19">And ye shall know the truth, and the truth shall make you free.</text:span><text:span text:style-name="Emphasis"><text:span text:style-name="T8">” (John 8:31,32)</text:span></text:span></text:h>
        </text:list-item>
        <text:list-item>
          <text:p text:style-name="P12">Believers know that God is true (John 3:33)</text:p>
        </text:list-item>
        <text:list-item>
          <text:p text:style-name="P12">Eternal life is knowing the only true God (John 17:3)</text:p>
        </text:list-item>
        <text:list-item>
          <text:p text:style-name="P12">Even if all humanity lies, God remains true (Romans 3:4)</text:p>
        </text:list-item>
        <text:list-item>
          <text:p text:style-name="P12">God is the Truth (John 14:6)</text:p>
        </text:list-item>
        <text:list-item>
          <text:p text:style-name="P12">God follows through on His promises (Numbers 11:22-23; 31-34)</text:p>
        </text:list-item>
        <text:list-item>
          <text:p text:style-name="P12">God’s words are true and completely righteous (Psalm 19:9)</text:p>
        </text:list-item>
        <text:list-item>
          <text:p text:style-name="P12">God’s truth is everlasting (Psalm 117:2)</text:p>
        </text:list-item>
        <text:list-item>
          <text:p text:style-name="P12">God’s word is truth (John 17:17)</text:p>
        </text:list-item>
        <text:list-item>
          <text:p text:style-name="P12">God’s words are faithful and true (Revelation 21:5; 22:6)</text:p>
        </text:list-item>
        <text:list-item>
          <text:p text:style-name="P12">God’s truth can be suppressed to our peril (Romans 1: 1 8ff)</text:p>
        </text:list-item>
        <text:list-item>
          <text:p text:style-name="P12">He is “the God of truth” (Psalm 31:5; Isaiah 65:16)</text:p>
        </text:list-item>
        <text:list-item>
          <text:p text:style-name="P12">God doesn’t lie but keeps His word (Numbers 23:19)</text:p>
        </text:list-item>
        <text:list-item>
          <text:p text:style-name="P12">He is full of grace and truth (John 1:14)</text:p>
        </text:list-item>
        <text:list-item>
          <text:p text:style-name="P12">His Spirit guides believers into all truth (John 16:13)</text:p>
        </text:list-item>
        <text:list-item>
          <text:p text:style-name="P12">The Holy Spirit is characterized by truth in every way (John 14:17; 15:26; 1 John 5:6)</text:p>
        </text:list-item>
        <text:list-item>
          <text:p text:style-name="P12">True freedom comes from abiding in God’s truth (John 8:31-32)</text:p>
          <text:p text:style-name="P12"><text:s text:c="2"/>Because God is absolute truth I will believe what He says and live accordingly.</text:p>
          <text:p text:style-name="P12"><text:span text:style-name="T2">Conclude:</text:span> Can you imagine any human being even coming close to these attributes of God? Can you imagine anyone with these attributes ever even wanting to become your friend? Can you imagine this Supreme God of the universe sending His Son to die on a cross for you? He did and He loves you like craz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7</meta:editing-cycles>
    <meta:creation-date>2014-03-28T17:34:00</meta:creation-date>
    <dc:date>2019-08-16T19:26:20.33</dc:date>
    <meta:editing-duration>PT7H34M32S</meta:editing-duration>
    <meta:generator>OpenOffice/4.1.3$Win32 OpenOffice.org_project/413m1$Build-9783</meta:generator>
    <meta:document-statistic meta:table-count="0" meta:image-count="0" meta:object-count="0" meta:page-count="1" meta:paragraph-count="45" meta:word-count="831" meta:character-count="43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